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380" officeooo:paragraph-rsid="0003a380"/>
    </style:style>
    <style:style style:name="P2" style:family="paragraph" style:parent-style-name="Standard" style:list-style-name="L1">
      <style:text-properties officeooo:rsid="0003a380" officeooo:paragraph-rsid="0003a380"/>
    </style:style>
    <style:style style:name="P3" style:family="paragraph" style:parent-style-name="Standard" style:list-style-name="L1">
      <style:text-properties officeooo:rsid="0003a380" officeooo:paragraph-rsid="0005488f"/>
    </style:style>
    <style:style style:name="T1" style:family="text">
      <style:text-properties officeooo:rsid="000548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dentials Google drive API</text:p>
      <text:p text:style-name="P1"/>
      <text:list xml:id="list2618383351" text:style-name="L1">
        <text:list-item>
          <text:p text:style-name="P2">Se connecter sur son compte Google via le navigateur </text:p>
        </text:list-item>
        <text:list-item>
          <text:p text:style-name="P2">Aller sur <text:a xlink:type="simple" xlink:href="https://developers.google.com/drive/api/v3/quickstart/python" text:style-name="Internet_20_link" text:visited-style-name="Visited_20_Internet_20_Link">https://developers.google.com/drive/api/v3/quickstart/python</text:a></text:p>
        </text:list-item>
        <text:list-item>
          <text:p text:style-name="P3">Cliquer sur Enable Drive API, cela génère un fichier credentials.json qui va être ensuite utilisé pour accéder au service</text:p>
        </text:list-item>
        <text:list-item>
          <text:p text:style-name="P3"><text:span text:style-name="T1">Ce fichier doit être stocké dans le photo booth et référencé dans le fichier photoBooth.cfg par l’entrée SecretFile</text:span> </text:p>
        </text:list-item>
        <text:list-item>
          <text:p text:style-name="P3">Dans la même page, le logiciel python QuickStart.py permet de générer la clef. <text:span text:style-name="T1">Vous pouvez donc le faire « OffLine ». </text:span>Mais cette génération est également intégrée au logiciel PhotoBooth. Sur Raspberry il faut néanmoins que le navigateur soit ouvert <text:span text:style-name="T1">pour créer ce fichier (le navigateur ne se lance pas directement)</text:span>. <text:span text:style-name="T1">Bien sûr ceci n’est nécessaire que la première fois, ensuite si le fichier est présent il sera utilisé. Identifiez vous avec votre compte Google et l</text:span>e fichier d’accès est créé, avec PhotoBooth il est directement stocké dans le répertoire ~/.credentials <text:span text:style-name="T1">où il sera utilisé. Référencez le fichier créé dans le <text:s/>fichier photoBooth.cfg par l’entrée CredentialFile</text:span>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7:33:27.425529582</meta:creation-date>
    <dc:date>2019-12-16T10:45:52.629833112</dc:date>
    <meta:editing-duration>PT12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65" meta:character-count="1075" meta:non-whitespace-character-count="919"/>
  </office:meta>
</office:document-meta>
</file>